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paragraph-rsid="000671e3"/>
    </style:style>
    <style:style style:name="P3" style:family="paragraph" style:parent-style-name="Preformatted_20_Text">
      <style:text-properties officeooo:rsid="000671e3" officeooo:paragraph-rsid="000671e3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</text:p>
      <text:p text:style-name="P1">COMPTE</text:p>
      <text:p text:style-name="Preformatted_20_Text">Id_compte : Entier</text:p>
      <text:p text:style-name="Preformatted_20_Text">Username : String</text:p>
      <text:p text:style-name="Preformatted_20_Text">Password : String</text:p>
      <text:p text:style-name="Preformatted_20_Text">Role : String</text:p>
      <text:p text:style-name="P2">Avatar : String</text:p>
      <text:p text:style-name="P2"/>
      <text:p text:style-name="P1">ENSEIGNANT</text:p>
      <text:p text:style-name="Preformatted_20_Text">Id_enseignant : Entier</text:p>
      <text:p text:style-name="P3">Id_compte</text:p>
      <text:p text:style-name="Preformatted_20_Text">Nom : String</text:p>
      <text:p text:style-name="Preformatted_20_Text">Prenom : String</text:p>
      <text:p text:style-name="Preformatted_20_Text">Taux_horaire : Entier</text:p>
      <text:p text:style-name="Preformatted_20_Text"/>
      <text:p text:style-name="P1">HISTORIQUE</text:p>
      <text:p text:style-name="Preformatted_20_Text">id_historique : String</text:p>
      <text:p text:style-name="Preformatted_20_Text">id_enseignant : Entier</text:p>
      <text:p text:style-name="Preformatted_20_Text">Nombre_heure : heure</text:p>
      <text:p text:style-name="Preformatted_20_Text">Date : date</text:p>
      <text:p text:style-name="Preformatted_20_Text">Salaire : Entier</text:p>
      <text:p text:style-name="P1">FONCTIONNALITÉ</text:p>
      <text:p text:style-name="Preformatted_20_Text">/Authentification</text:p>
      <text:p text:style-name="Preformatted_20_Text">Username + Password → Token</text:p>
      <text:p text:style-name="Preformatted_20_Text">Lien Créatrion de Compte</text:p>
      <text:p text:style-name="Preformatted_20_Text">Lien Mot de passe oublié</text:p>
      <text:p text:style-name="Preformatted_20_Text"/>
      <text:p text:style-name="Preformatted_20_Text">/<text:span text:style-name="T1">Dashboard</text:span></text:p>
      <text:p text:style-name="Preformatted_20_Text"><text:span text:style-name="T1">ADMIN</text:span><text:tab/></text:p>
      <text:p text:style-name="Preformatted_20_Text"><text:tab/>Username → en haut à droite</text:p>
      <text:p text:style-name="Preformatted_20_Text"><text:tab/>Graphique → Salaire moyen + Salaire minimum + Salaire maximum (tous + seul) = </text:p>
      <text:p text:style-name="Preformatted_20_Text"><text:tab/><text:tab/>Total nombre d’heure * Taux horaire</text:p>
      <text:p text:style-name="Preformatted_20_Text"><text:tab/>Liste d’enseignant + Gestion de compte (reset | bloquer)</text:p>
      <text:p text:style-name="Preformatted_20_Text"><text:tab/>Visualisation d’un enseignant</text:p>
      <text:p text:style-name="Preformatted_20_Text"><text:tab/>Historique d’activité (tous + seul)</text:p>
      <text:p text:style-name="P1">USER</text:p>
      <text:p text:style-name="Preformatted_20_Text"><text:tab/>Username → en haut à droite</text:p>
      <text:p text:style-name="Preformatted_20_Text"><text:tab/>Graphique → Salaire moyen + Salaire minimum + Salaire maximum (seul) = </text:p>
      <text:p text:style-name="Preformatted_20_Text"><text:tab/><text:tab/>Total nombre d’heure * Taux horaire</text:p>
      <text:p text:style-name="Preformatted_20_Text"><text:tab/>Historique d’activité (seul)</text:p>
      <text:p text:style-name="Preformatted_20_Text"><text:tab/>Gestion de compte (modification des infos)</text:p>
      <text:p text:style-name="Preformatted_20_Text"/>
      <text:p text:style-name="Preformatted_20_Text"/>
      <text:p text:style-name="Preformatted_20_Text"/>
      <text:p text:style-name="Preformatted_20_Text">/<text:span text:style-name="T1">Singin</text:span> (Creation de compte)</text:p>
      <text:p text:style-name="Preformatted_20_Text">Nom</text:p>
      <text:p text:style-name="Preformatted_20_Text">Prenom</text:p>
      <text:p text:style-name="Preformatted_20_Text">Email</text:p>
      <text:p text:style-name="Preformatted_20_Text">Mot de passe</text:p>
      <text:p text:style-name="Preformatted_20_Text">Confirmation mot de passe</text:p>
      <text:p text:style-name="Preformatted_20_Text">Enregistrer | Annuler</text:p>
      <text:p text:style-name="Preformatted_20_Text"/>
      <text:p text:style-name="Preformatted_20_Text">/<text:span text:style-name="T1">Forget_Password</text:span></text:p>
      <text:p text:style-name="Preformatted_20_Text">Username | email | Nom | prénom → OTP par émail</text:p>
      <text:p text:style-name="P1"/>
      <text:p text:style-name="Preformatted_20_Text">/<text:span text:style-name="T1">Setting</text:span></text:p>
      <text:p text:style-name="Preformatted_20_Text"><text:tab/>ADMIN + USER</text:p>
      <text:p text:style-name="Preformatted_20_Text"><text:tab/>Modifier information (nom, prénom,émail, mot de passe, avatar)</text:p>
      <text:p text:style-name="Preformatted_20_Text"/>
      <text:p text:style-name="Preformatted_20_Text"><text:soft-page-break/>/<text:span text:style-name="T1">Add_Teacher</text:span></text:p>
      <text:p text:style-name="Preformatted_20_Text"><text:tab/>Nom compte | Username</text:p>
      <text:p text:style-name="Preformatted_20_Text"><text:tab/>Poste</text:p>
      <text:p text:style-name="Preformatted_20_Text"><text:tab/>Taux_horaire</text:p>
      <text:p text:style-name="Preformatted_20_Text">/<text:span text:style-name="T1">Update_Teacher</text:span></text:p>
      <text:p text:style-name="Preformatted_20_Text"><text:tab/>Nom compte | Username</text:p>
      <text:p text:style-name="Preformatted_20_Text"><text:tab/>Poste</text:p>
      <text:p text:style-name="Preformatted_20_Text"><text:tab/>Taux_horaire</text:p>
      <text:p text:style-name="Preformatted_20_Text"/>
      <text:p text:style-name="Preformatted_20_Text">/<text:span text:style-name="T1">Add_history</text:span></text:p>
      <text:p text:style-name="Preformatted_20_Text"><text:tab/>Nom compte | Username</text:p>
      <text:p text:style-name="Preformatted_20_Text"><text:tab/>Poste → auto</text:p>
      <text:p text:style-name="Preformatted_20_Text"><text:tab/>heure</text:p>
      <text:p text:style-name="Preformatted_20_Text"><text:tab/>date</text:p>
      <text:p text:style-name="Preformatted_20_Text">/<text:span text:style-name="T1">Update_history</text:span></text:p>
      <text:p text:style-name="Preformatted_20_Text"><text:tab/>Nom compte | Username</text:p>
      <text:p text:style-name="Preformatted_20_Text"><text:tab/>Poste → auto</text:p>
      <text:p text:style-name="Preformatted_20_Text"><text:tab/>heure</text:p>
      <text:p text:style-name="Preformatted_20_Text"><text:tab/>da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26T18:14:05.393376817</dc:date>
    <meta:editing-duration>PT1H13M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8" meta:word-count="217" meta:character-count="1358" meta:non-whitespace-character-count="1177"/>
  </office:meta>
</office:document-meta>
</file>